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ELWSDLElement.addExtensibilityElement( ExtensibilityElement extensibility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ELWSDLElement.getNative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ELWSDLElement.setExtensionAttribute( QName qName ,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ELWSDLElement.setDocumentation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mPELWSDLElement.getExtensionAttribute( QName q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ELWSDLElement.removeExtensibilityElement( ExtensibilityElement extensibility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ELWSDLElement.getExtension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ELWSDLElement.getDocumentation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ELWSDLElement.getExtensibility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